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9.78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17.97mm"/>
    </style:style>
    <style:style style:name="co5" style:family="table-column">
      <style:table-column-properties fo:break-before="auto" style:column-width="65.62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53.38mm"/>
    </style:style>
    <style:style style:name="co8" style:family="table-column">
      <style:table-column-properties fo:break-before="auto" style:column-width="21.78mm"/>
    </style:style>
    <style:style style:name="co9" style:family="table-column">
      <style:table-column-properties fo:break-before="auto" style:column-width="27.22mm"/>
    </style:style>
    <style:style style:name="co10" style:family="table-column">
      <style:table-column-properties fo:break-before="auto" style:column-width="23.95mm"/>
    </style:style>
    <style:style style:name="ro1" style:family="table-row">
      <style:table-row-properties style:row-height="6.31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4" style:family="table-cell" style:parent-style-name="Default">
      <style:table-cell-properties fo:border-bottom="none" fo:background-color="#f6f5f5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ackground-color="#f6f5f5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>
      <style:table-cell-properties fo:background-color="#dedce6" fo:border="0.06pt solid #000000"/>
    </style:style>
    <style:style style:name="ce13" style:family="table-cell" style:parent-style-name="Default">
      <style:table-cell-properties fo:background-color="#eeeeee" fo:border="0.06pt solid #00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f6f5f5" style:text-align-source="fix" style:repeat-content="false" fo:border-left="none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ackground-color="#dee6ef" fo:border="0.06pt solid #000000"/>
    </style:style>
    <style:style style:name="ce21" style:family="table-cell" style:parent-style-name="Default">
      <style:table-cell-properties fo:background-color="#dee6ef"/>
    </style:style>
    <style:style style:name="ce71" style:family="table-cell" style:parent-style-name="Default">
      <style:table-cell-properties fo:background-color="#f6f5f5" style:text-align-source="fix" style:repeat-content="false" style:vertical-align="middle"/>
      <style:paragraph-properties fo:text-align="center"/>
    </style:style>
    <style:style style:name="ce72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edce6"/>
    </style:style>
    <style:style style:name="ce26" style:family="table-cell" style:parent-style-name="Default">
      <style:table-cell-properties fo:background-color="#afd095" fo:border="0.06pt solid #000000"/>
    </style:style>
    <style:style style:name="ce27" style:family="table-cell" style:parent-style-name="Default">
      <style:table-cell-properties fo:border-bottom="0.06pt solid #000000" fo:background-color="#f6f5f5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ffffff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f6f5f5" fo:border-left="0.06pt solid #000000" fo:border-right="none" fo:border-top="0.06pt solid #000000"/>
    </style:style>
    <style:style style:name="ce32" style:family="table-cell" style:parent-style-name="Default">
      <style:table-cell-properties fo:border-bottom="none" fo:background-color="#f6f5f5" fo:border-left="0.06pt solid #000000" fo:border-right="none" fo:border-top="none"/>
    </style:style>
    <style:style style:name="ce33" style:family="table-cell" style:parent-style-name="Default">
      <style:table-cell-properties fo:border-bottom="0.06pt solid #000000" fo:background-color="#f6f5f5" fo:border-left="0.06pt solid #000000" fo:border-right="none" fo:border-top="none"/>
    </style:style>
    <style:style style:name="ce34" style:family="table-cell" style:parent-style-name="Default">
      <style:table-cell-properties fo:background-color="#f6f5f5"/>
    </style:style>
    <style:style style:name="ce35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ackground-color="#f6f5f5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fo:background-color="#f6f5f5" fo:border-left="none" fo:border-right="none" fo:border-top="none"/>
    </style:style>
    <style:style style:name="ce39" style:family="table-cell" style:parent-style-name="Default">
      <style:table-cell-properties fo:background-color="#f6f9d4" fo:border="0.06pt solid #000000"/>
    </style:style>
    <style:style style:name="ce40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mm"/>
    </style:style>
    <style:style style:name="ce9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order-bottom="none" fo:background-color="#ffd7d7" style:text-align-source="fix" style:repeat-content="false" fo:border-left="none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mm"/>
    </style:style>
    <style:style style:name="ce9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mm"/>
    </style:style>
    <style:style style:name="ce100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6f5f5" style:text-align-source="fix" style:repeat-content="false" style:vertical-align="middle"/>
      <style:paragraph-properties fo:text-align="start" fo:margin-left="0m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1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3" style:family="table-cell" style:parent-style-name="Default">
      <style:table-cell-properties fo:border-bottom="none" fo:background-color="#f6f5f5" fo:border-left="none" fo:border-right="0.06pt solid #000000" fo:border-top="0.06pt solid #000000"/>
    </style:style>
    <style:style style:name="ce54" style:family="table-cell" style:parent-style-name="Default">
      <style:table-cell-properties fo:border-bottom="none" fo:background-color="#f6f5f5" fo:border-left="none" fo:border-right="0.06pt solid #000000" fo:border-top="none"/>
    </style:style>
    <style:style style:name="ce55" style:family="table-cell" style:parent-style-name="Default">
      <style:table-cell-properties fo:border-bottom="0.06pt solid #000000" fo:background-color="#f6f5f5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90.18mm" svg:height="118.2mm" svg:x="3.02mm" svg:y="202.59mm">
            <draw:object draw:notify-on-update-of-ranges="Лист1.A11:Лист1.A40 Лист1.E11:Лист1.E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32"/>
        <table:table-column table:style-name="co1" table:default-cell-style-name="ce56"/>
        <table:table-column table:style-name="co2" table:default-cell-style-name="ce91"/>
        <table:table-column table:style-name="co3" table:default-cell-style-name="ce43"/>
        <table:table-column table:style-name="co4" table:default-cell-style-name="ce97"/>
        <table:table-column table:style-name="co5" table:default-cell-style-name="ce100"/>
        <table:table-column table:style-name="co6" table:default-cell-style-name="ce100"/>
        <table:table-column table:style-name="co1" table:default-cell-style-name="ce100"/>
        <table:table-column table:style-name="co7" table:default-cell-style-name="ce103"/>
        <table:table-column table:style-name="co8" table:default-cell-style-name="ce108"/>
        <table:table-column table:style-name="co9" table:default-cell-style-name="ce54"/>
        <table:table-column table:style-name="co10" table:default-cell-style-name="Default"/>
        <table:table-row table:style-name="ro1">
          <table:table-cell table:style-name="ce1" office:value-type="string" calcext:value-type="string">
            <text:p>ОС</text:p>
          </table:table-cell>
          <table:table-cell table:style-name="ce7" office:value-type="string" calcext:value-type="string" table:number-columns-spanned="7" table:number-rows-spanned="1">
            <text:p><text:s/>Microsoft Windows 7, запуск через командную строку командой java с ключом -jar</text:p>
          </table:table-cell>
          <table:covered-table-cell table:style-name="ce14"/>
          <table:covered-table-cell table:number-columns-repeated="5"/>
          <table:table-cell table:style-name="ce71" table:number-columns-spanned="4" table:number-rows-spanned="1"/>
          <table:covered-table-cell table:number-columns-repeated="3"/>
          <table:table-cell table:style-name="ce27" table:number-columns-spanned="1" table:number-rows-spanned="43"/>
          <table:table-cell/>
          <table:table-cell table:style-name="ce31"/>
          <table:table-cell table:style-name="ce1" office:value-type="string" calcext:value-type="string">
            <text:p>ОС</text:p>
          </table:table-cell>
          <table:table-cell table:style-name="ce7" office:value-type="string" calcext:value-type="string" table:number-columns-spanned="8" table:number-rows-spanned="1">
            <text:p><text:s/>Microsoft Windows 7, запуск через командную строку командой java с ключом -jar</text:p>
          </table:table-cell>
          <table:covered-table-cell table:style-name="ce14"/>
          <table:covered-table-cell table:number-columns-repeated="6" table:style-name="Default"/>
          <table:table-cell table:style-name="ce53"/>
          <table:table-cell/>
        </table:table-row>
        <table:table-row table:style-name="ro2">
          <table:table-cell table:style-name="ce2" office:value-type="string" calcext:value-type="string" table:number-columns-spanned="10" table:number-rows-spanned="1">
            <text:p>LightSearch Server работает на виртуальной машине VmWare со следующими характеристиками:</text:p>
          </table:table-cell>
          <table:covered-table-cell table:number-columns-repeated="9" table:style-name="ce10"/>
          <table:table-cell table:style-name="ce71" table:number-columns-spanned="2" table:number-rows-spanned="7"/>
          <table:covered-table-cell/>
          <table:covered-table-cell table:style-name="ce28"/>
          <table:table-cell table:style-name="ce29"/>
          <table:table-cell/>
          <table:table-cell table:style-name="ce7" office:value-type="string" calcext:value-type="string" table:number-columns-spanned="9" table:number-rows-spanned="1">
            <text:p>LightSearch Server работает на виртуальной машине VmWare со следующими характеристиками:</text:p>
          </table:table-cell>
          <table:covered-table-cell table:number-columns-repeated="8" table:style-name="ce11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10" table:number-rows-spanned="1">
            <text:p>Процессор — Intel Xeon E5504 @ 2.00 GHz [2 Cores, 2 Thread] [Gainestown, Socket 1366 LGA] [L1 — 32KB, L2 — 256KB, L3 — 4 MB]</text:p>
          </table:table-cell>
          <table:covered-table-cell table:number-columns-repeated="9" table:style-name="ce10"/>
          <table:covered-table-cell table:number-columns-repeated="2"/>
          <table:covered-table-cell table:style-name="ce28"/>
          <table:table-cell table:style-name="ce30"/>
          <table:table-cell/>
          <table:table-cell table:style-name="ce7" office:value-type="string" calcext:value-type="string" table:number-columns-spanned="9" table:number-rows-spanned="1">
            <text:p>Процессор — Intel Xeon E5504 @ 2.00 GHz [2 Cores, 2 Thread] [Gainestown, Socket 1366 LGA] [L1 — 32KB, L2 — 256KB, L3 — 4 MB]</text:p>
          </table:table-cell>
          <table:covered-table-cell table:number-columns-repeated="8" table:style-name="ce11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10" table:number-rows-spanned="1">
            <text:p>Мат. Плата — Intel 440BX Desktop Reference Platform</text:p>
          </table:table-cell>
          <table:covered-table-cell table:number-columns-repeated="9" table:style-name="ce10"/>
          <table:covered-table-cell table:number-columns-repeated="2"/>
          <table:covered-table-cell table:style-name="ce28"/>
          <table:table-cell table:number-columns-repeated="2"/>
          <table:table-cell table:style-name="ce7" office:value-type="string" calcext:value-type="string" table:number-columns-spanned="9" table:number-rows-spanned="1">
            <text:p>Мат. Плата — Intel 440BX Desktop Reference Platform</text:p>
          </table:table-cell>
          <table:covered-table-cell table:number-columns-repeated="8" table:style-name="ce11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10" table:number-rows-spanned="1">
            <text:p>ОЗУ — EDO type 6 Gb</text:p>
          </table:table-cell>
          <table:covered-table-cell table:number-columns-repeated="9" table:style-name="ce10"/>
          <table:covered-table-cell table:number-columns-repeated="2"/>
          <table:covered-table-cell table:style-name="ce28"/>
          <table:table-cell table:number-columns-repeated="2"/>
          <table:table-cell table:style-name="ce7" office:value-type="string" calcext:value-type="string" table:number-columns-spanned="9" table:number-rows-spanned="1">
            <text:p>ОЗУ — EDO type 6 Gb</text:p>
          </table:table-cell>
          <table:covered-table-cell table:number-columns-repeated="8" table:style-name="ce11"/>
          <table:table-cell table:number-columns-repeated="2"/>
        </table:table-row>
        <table:table-row table:style-name="ro3">
          <table:table-cell table:style-name="ce4" table:number-columns-spanned="10" table:number-rows-spanned="1"/>
          <table:covered-table-cell table:number-columns-repeated="11"/>
          <table:covered-table-cell table:style-name="ce28"/>
          <table:table-cell table:number-columns-repeated="2"/>
          <table:table-cell table:style-name="ce34" table:number-columns-repeated="9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8" table:number-rows-spanned="1">
            <text:p>Для замера потребляемой оперативной памяти была применена программа Диспетчер задач</text:p>
          </table:table-cell>
          <table:covered-table-cell table:number-columns-repeated="7" table:style-name="ce11"/>
          <table:table-cell table:style-name="ce71" table:number-columns-spanned="2" table:number-rows-spanned="2"/>
          <table:covered-table-cell table:number-columns-repeated="3"/>
          <table:covered-table-cell table:style-name="ce28"/>
          <table:table-cell table:number-columns-repeated="2"/>
          <table:table-cell table:style-name="ce7" office:value-type="string" calcext:value-type="string" table:number-columns-spanned="9" table:number-rows-spanned="1">
            <text:p>Для замера потребляемой оперативной памяти была применена программа Диспетчер задач</text:p>
          </table:table-cell>
          <table:covered-table-cell table:number-columns-repeated="7" table:style-name="ce11"/>
          <table:covered-table-cell table:style-name="ce49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8" table:number-rows-spanned="1">
            <text:p>Для замера процента загрузки ЦП LightSearch Server была применена утилита Монитор ресурсов</text:p>
          </table:table-cell>
          <table:covered-table-cell table:number-columns-repeated="7" table:style-name="ce11"/>
          <table:covered-table-cell table:number-columns-repeated="4"/>
          <table:covered-table-cell table:style-name="ce28"/>
          <table:table-cell table:number-columns-repeated="2"/>
          <table:table-cell table:style-name="ce7" office:value-type="string" calcext:value-type="string" table:number-columns-spanned="9" table:number-rows-spanned="1">
            <text:p>Для замера процента загрузки ЦП LightSearch Server была применена утилита Монитор ресурсов</text:p>
          </table:table-cell>
          <table:covered-table-cell table:number-columns-repeated="7" table:style-name="ce11"/>
          <table:covered-table-cell table:style-name="ce50"/>
          <table:table-cell table:number-columns-repeated="2"/>
        </table:table-row>
        <table:table-row table:style-name="ro4">
          <table:table-cell table:style-name="ce17" office:value-type="string" calcext:value-type="string" table:number-columns-spanned="12" table:number-rows-spanned="1">
            <text:p>Производительность сервера без нагрузки (замер через 60 секунд после старта)</text:p>
          </table:table-cell>
          <table:covered-table-cell table:number-columns-repeated="11"/>
          <table:covered-table-cell table:style-name="ce28"/>
          <table:table-cell table:number-columns-repeated="2"/>
          <table:table-cell table:style-name="ce7" office:value-type="string" calcext:value-type="string" table:number-columns-spanned="9" table:number-rows-spanned="1">
            <text:p>Обработка команд клиента LightSearch Server в режиме отладки, подключения к БД нет</text:p>
          </table:table-cell>
          <table:covered-table-cell table:number-columns-repeated="7" table:style-name="ce11"/>
          <table:covered-table-cell table:style-name="ce50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4" table:number-rows-spanned="1">
            <text:p>№ теста</text:p>
          </table:table-cell>
          <table:covered-table-cell table:style-name="ce12"/>
          <table:covered-table-cell table:style-name="ce15"/>
          <table:covered-table-cell table:style-name="ce12"/>
          <table:table-cell table:style-name="ce16" office:value-type="string" calcext:value-type="string" table:number-columns-spanned="4" table:number-rows-spanned="1">
            <text:p>Кол-во оперативной памяти, КБ</text:p>
          </table:table-cell>
          <table:covered-table-cell table:style-name="ce66"/>
          <table:covered-table-cell table:number-columns-repeated="2" table:style-name="ce21"/>
          <table:table-cell table:style-name="ce72" office:value-type="string" calcext:value-type="string" table:number-columns-spanned="4" table:number-rows-spanned="1">
            <text:p>ЦП, %</text:p>
          </table:table-cell>
          <table:covered-table-cell table:number-columns-repeated="3" table:style-name="ce25"/>
          <table:covered-table-cell table:style-name="ce28"/>
          <table:table-cell table:number-columns-repeated="2"/>
          <table:table-cell table:style-name="ce34" table:number-columns-repeated="9"/>
          <table:table-cell table:number-columns-repeated="2"/>
        </table:table-row>
        <table:table-row table:style-name="ro4">
          <table:table-cell table:style-name="ce56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3"/>
          <table:table-cell table:style-name="ce66" office:value-type="float" office:value="17528" calcext:value-type="float" table:number-columns-spanned="4" table:number-rows-spanned="1">
            <text:p>1752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table:style-name="ce17" office:value-type="string" calcext:value-type="string" table:number-columns-spanned="9" table:number-rows-spanned="1">
            <text:p>Производительность сервера с нагрузкой</text:p>
          </table:table-cell>
          <table:covered-table-cell table:number-columns-repeated="8" table:style-name="Default"/>
          <table:table-cell table:number-columns-repeated="2"/>
        </table:table-row>
        <table:table-row table:style-name="ro3">
          <table:table-cell table:style-name="ce56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3"/>
          <table:table-cell table:style-name="ce66" office:value-type="float" office:value="17948" calcext:value-type="float" table:number-columns-spanned="4" table:number-rows-spanned="1">
            <text:p>1794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table:style-name="ce35" office:value-type="string" calcext:value-type="string" table:number-columns-spanned="9" table:number-rows-spanned="1">
            <text:p>БОТОВ — 1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style-name="ce56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3"/>
          <table:table-cell table:style-name="ce66" office:value-type="float" office:value="17824" calcext:value-type="float" table:number-columns-spanned="4" table:number-rows-spanned="1">
            <text:p>17824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style-name="ce56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3"/>
          <table:table-cell table:style-name="ce66" office:value-type="float" office:value="17756" calcext:value-type="float" table:number-columns-spanned="4" table:number-rows-spanned="1">
            <text:p>17756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table:style-name="ce35" office:value-type="string" calcext:value-type="string" table:number-columns-spanned="9" table:number-rows-spanned="1">
            <text:p>ЦИКЛОВ — 1</text:p>
          </table:table-cell>
          <table:covered-table-cell table:number-columns-repeated="8" table:style-name="ce39"/>
          <table:table-cell table:number-columns-repeated="2"/>
        </table:table-row>
        <table:table-row table:style-name="ro3">
          <table:table-cell table:style-name="ce56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3"/>
          <table:table-cell table:style-name="ce66" office:value-type="float" office:value="17476" calcext:value-type="float" table:number-columns-spanned="4" table:number-rows-spanned="1">
            <text:p>17476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Default"/>
          <table:table-cell table:number-columns-repeated="2"/>
        </table:table-row>
        <table:table-row table:style-name="ro2">
          <table:table-cell table:style-name="ce56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3"/>
          <table:table-cell table:style-name="ce66" office:value-type="float" office:value="18084" calcext:value-type="float" table:number-columns-spanned="4" table:number-rows-spanned="1">
            <text:p>18084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бработки одной команды, мс</text:p>
          </table:table-cell>
          <table:table-cell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2"/>
        </table:table-row>
        <table:table-row table:style-name="ro3">
          <table:table-cell table:style-name="ce56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13"/>
          <table:table-cell table:style-name="ce66" office:value-type="float" office:value="17196" calcext:value-type="float" table:number-columns-spanned="4" table:number-rows-spanned="1">
            <text:p>17196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284" calcext:value-type="float" table:number-columns-spanned="4" table:number-rows-spanned="1">
            <text:p>22284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56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13"/>
          <table:table-cell table:style-name="ce66" office:value-type="float" office:value="17624" calcext:value-type="float" table:number-columns-spanned="4" table:number-rows-spanned="1">
            <text:p>17624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2280" calcext:value-type="float" table:number-columns-spanned="4" table:number-rows-spanned="1">
            <text:p>22280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56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13"/>
          <table:table-cell table:style-name="ce66" office:value-type="float" office:value="17288" calcext:value-type="float" table:number-columns-spanned="4" table:number-rows-spanned="1">
            <text:p>1728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10"/></text:p>
          </table:table-cell>
          <table:table-cell office:value-type="float" office:value="24536" calcext:value-type="float" table:number-columns-spanned="4" table:number-rows-spanned="1">
            <text:p>24536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56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13"/>
          <table:table-cell table:style-name="ce66" office:value-type="float" office:value="17988" calcext:value-type="float" table:number-columns-spanned="4" table:number-rows-spanned="1">
            <text:p>1798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020" calcext:value-type="float" table:number-columns-spanned="4" table:number-rows-spanned="1">
            <text:p>26020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56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13"/>
          <table:table-cell table:style-name="ce66" office:value-type="float" office:value="17912" calcext:value-type="float" table:number-columns-spanned="4" table:number-rows-spanned="1">
            <text:p>17912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396" calcext:value-type="float" table:number-columns-spanned="4" table:number-rows-spanned="1">
            <text:p>23396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56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13"/>
          <table:table-cell table:style-name="ce66" office:value-type="float" office:value="17768" calcext:value-type="float" table:number-columns-spanned="4" table:number-rows-spanned="1">
            <text:p>1776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492" calcext:value-type="float" table:number-columns-spanned="4" table:number-rows-spanned="1">
            <text:p>26492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56" office:value-type="float" office:value="13" calcext:value-type="float" table:number-columns-spanned="4" table:number-rows-spanned="1">
            <text:p>13</text:p>
          </table:table-cell>
          <table:covered-table-cell table:number-columns-repeated="3" table:style-name="ce13"/>
          <table:table-cell table:style-name="ce66" office:value-type="float" office:value="17708" calcext:value-type="float" table:number-columns-spanned="4" table:number-rows-spanned="1">
            <text:p>1770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948" calcext:value-type="float" table:number-columns-spanned="4" table:number-rows-spanned="1">
            <text:p>24948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56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13"/>
          <table:table-cell table:style-name="ce66" office:value-type="float" office:value="17508" calcext:value-type="float" table:number-columns-spanned="4" table:number-rows-spanned="1">
            <text:p>1750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272" calcext:value-type="float" table:number-columns-spanned="4" table:number-rows-spanned="1">
            <text:p>25272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56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13"/>
          <table:table-cell table:style-name="ce66" office:value-type="float" office:value="17508" calcext:value-type="float" table:number-columns-spanned="4" table:number-rows-spanned="1">
            <text:p>1750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924" calcext:value-type="float" table:number-columns-spanned="4" table:number-rows-spanned="1">
            <text:p>26924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56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13"/>
          <table:table-cell table:style-name="ce66" office:value-type="float" office:value="17504" calcext:value-type="float" table:number-columns-spanned="4" table:number-rows-spanned="1">
            <text:p>17504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664" calcext:value-type="float" table:number-columns-spanned="4" table:number-rows-spanned="1">
            <text:p>26664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56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13"/>
          <table:table-cell table:style-name="ce66" office:value-type="float" office:value="17632" calcext:value-type="float" table:number-columns-spanned="4" table:number-rows-spanned="1">
            <text:p>17632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944" calcext:value-type="float" table:number-columns-spanned="4" table:number-rows-spanned="1">
            <text:p>26944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56" office:value-type="float" office:value="18" calcext:value-type="float" table:number-columns-spanned="4" table:number-rows-spanned="1">
            <text:p>18</text:p>
          </table:table-cell>
          <table:covered-table-cell table:number-columns-repeated="3" table:style-name="ce13"/>
          <table:table-cell table:style-name="ce66" office:value-type="float" office:value="17732" calcext:value-type="float" table:number-columns-spanned="4" table:number-rows-spanned="1">
            <text:p>17732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7040" calcext:value-type="float" table:number-columns-spanned="4" table:number-rows-spanned="1">
            <text:p>27040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56" office:value-type="float" office:value="19" calcext:value-type="float" table:number-columns-spanned="4" table:number-rows-spanned="1">
            <text:p>19</text:p>
          </table:table-cell>
          <table:covered-table-cell table:number-columns-repeated="3" table:style-name="ce13"/>
          <table:table-cell table:style-name="ce66" office:value-type="float" office:value="17552" calcext:value-type="float" table:number-columns-spanned="4" table:number-rows-spanned="1">
            <text:p>17552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7868" calcext:value-type="float" table:number-columns-spanned="4" table:number-rows-spanned="1">
            <text:p>27868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56" office:value-type="float" office:value="20" calcext:value-type="float" table:number-columns-spanned="4" table:number-rows-spanned="1">
            <text:p>20</text:p>
          </table:table-cell>
          <table:covered-table-cell table:number-columns-repeated="3" table:style-name="ce13"/>
          <table:table-cell table:style-name="ce66" office:value-type="float" office:value="17604" calcext:value-type="float" table:number-columns-spanned="4" table:number-rows-spanned="1">
            <text:p>17604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340" calcext:value-type="float" table:number-columns-spanned="4" table:number-rows-spanned="1">
            <text:p>30340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56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13"/>
          <table:table-cell table:style-name="ce66" office:value-type="float" office:value="17524" calcext:value-type="float" table:number-columns-spanned="4" table:number-rows-spanned="1">
            <text:p>17524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9752" calcext:value-type="float" table:number-columns-spanned="4" table:number-rows-spanned="1">
            <text:p>29752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56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13"/>
          <table:table-cell table:style-name="ce66" office:value-type="float" office:value="17340" calcext:value-type="float" table:number-columns-spanned="4" table:number-rows-spanned="1">
            <text:p>17340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288" calcext:value-type="float" table:number-columns-spanned="4" table:number-rows-spanned="1">
            <text:p>30288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56" office:value-type="float" office:value="23" calcext:value-type="float" table:number-columns-spanned="4" table:number-rows-spanned="1">
            <text:p>23</text:p>
          </table:table-cell>
          <table:covered-table-cell table:number-columns-repeated="3" table:style-name="ce13"/>
          <table:table-cell table:style-name="ce66" office:value-type="float" office:value="17340" calcext:value-type="float" table:number-columns-spanned="4" table:number-rows-spanned="1">
            <text:p>17340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1580" calcext:value-type="float" table:number-columns-spanned="4" table:number-rows-spanned="1">
            <text:p>31580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56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13"/>
          <table:table-cell table:style-name="ce66" office:value-type="float" office:value="17340" calcext:value-type="float" table:number-columns-spanned="4" table:number-rows-spanned="1">
            <text:p>17340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1972" calcext:value-type="float" table:number-columns-spanned="4" table:number-rows-spanned="1">
            <text:p>31972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56" office:value-type="float" office:value="25" calcext:value-type="float" table:number-columns-spanned="4" table:number-rows-spanned="1">
            <text:p>25</text:p>
          </table:table-cell>
          <table:covered-table-cell table:number-columns-repeated="3" table:style-name="ce13"/>
          <table:table-cell table:style-name="ce66" office:value-type="float" office:value="17660" calcext:value-type="float" table:number-columns-spanned="4" table:number-rows-spanned="1">
            <text:p>17660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4636" calcext:value-type="float" table:number-columns-spanned="4" table:number-rows-spanned="1">
            <text:p>34636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56" office:value-type="float" office:value="26" calcext:value-type="float" table:number-columns-spanned="4" table:number-rows-spanned="1">
            <text:p>26</text:p>
          </table:table-cell>
          <table:covered-table-cell table:number-columns-repeated="3" table:style-name="ce13"/>
          <table:table-cell table:style-name="ce66" office:value-type="float" office:value="17568" calcext:value-type="float" table:number-columns-spanned="4" table:number-rows-spanned="1">
            <text:p>17568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31704" calcext:value-type="float" table:number-columns-spanned="4" table:number-rows-spanned="1">
            <text:p>31704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56" office:value-type="float" office:value="27" calcext:value-type="float" table:number-columns-spanned="4" table:number-rows-spanned="1">
            <text:p>27</text:p>
          </table:table-cell>
          <table:covered-table-cell table:number-columns-repeated="3" table:style-name="ce13"/>
          <table:table-cell table:style-name="ce66" office:value-type="float" office:value="17604" calcext:value-type="float" table:number-columns-spanned="4" table:number-rows-spanned="1">
            <text:p>17604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2460" calcext:value-type="float" table:number-columns-spanned="4" table:number-rows-spanned="1">
            <text:p>32460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56" office:value-type="float" office:value="28" calcext:value-type="float" table:number-columns-spanned="4" table:number-rows-spanned="1">
            <text:p>28</text:p>
          </table:table-cell>
          <table:covered-table-cell table:number-columns-repeated="3" table:style-name="ce13"/>
          <table:table-cell table:style-name="ce66" office:value-type="float" office:value="17640" calcext:value-type="float" table:number-columns-spanned="4" table:number-rows-spanned="1">
            <text:p>17640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1868" calcext:value-type="float" table:number-columns-spanned="4" table:number-rows-spanned="1">
            <text:p>31868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56" office:value-type="float" office:value="29" calcext:value-type="float" table:number-columns-spanned="4" table:number-rows-spanned="1">
            <text:p>29</text:p>
          </table:table-cell>
          <table:covered-table-cell table:number-columns-repeated="3" table:style-name="ce13"/>
          <table:table-cell table:style-name="ce66" office:value-type="float" office:value="17672" calcext:value-type="float" table:number-columns-spanned="4" table:number-rows-spanned="1">
            <text:p>17672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2840" calcext:value-type="float" table:number-columns-spanned="4" table:number-rows-spanned="1">
            <text:p>32840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56" office:value-type="float" office:value="30" calcext:value-type="float" table:number-columns-spanned="4" table:number-rows-spanned="1">
            <text:p>30</text:p>
          </table:table-cell>
          <table:covered-table-cell table:number-columns-repeated="3" table:style-name="ce13"/>
          <table:table-cell table:style-name="ce66" office:value-type="float" office:value="17492" calcext:value-type="float" table:number-columns-spanned="4" table:number-rows-spanned="1">
            <text:p>17492</text:p>
          </table:table-cell>
          <table:covered-table-cell table:number-columns-repeated="3" table:style-name="ce20"/>
          <table:table-cell table:style-name="ce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"/>
          <table:covered-table-cell table:style-name="ce28"/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2212" calcext:value-type="float" table:number-columns-spanned="4" table:number-rows-spanned="1">
            <text:p>32212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8" table:number-columns-spanned="4" table:number-rows-spanned="3"/>
          <table:covered-table-cell table:number-columns-repeated="3"/>
          <table:table-cell table:style-name="ce18" office:value-type="string" calcext:value-type="string" table:number-columns-spanned="2" table:number-rows-spanned="1">
            <text:p>СРЕДНЕЕ ЗНАЧЕНИЕ </text:p>
          </table:table-cell>
          <table:covered-table-cell table:style-name="ce20"/>
          <table:table-cell table:style-name="ce66" table:formula="of:=ROUNDUP(AVERAGE([.E11:.E40]))" office:value-type="float" office:value="17611" calcext:value-type="float" table:number-columns-spanned="2" table:number-rows-spanned="1">
            <text:p>17611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СРЕДНЕЕ ЗНАЧЕНИЕ</text:p>
          </table:table-cell>
          <table:covered-table-cell table:style-name="ce26"/>
          <table:table-cell table:style-name="ce23" table:formula="of:=ROUNDUP(AVERAGE([.I11:.I40]))" office:value-type="float" office:value="0" calcext:value-type="float" table:number-columns-spanned="2" table:number-rows-spanned="1">
            <text:p>0</text:p>
          </table:table-cell>
          <table:covered-table-cell table:style-name="ce26"/>
          <table:covered-table-cell table:style-name="ce28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2712" calcext:value-type="float" table:number-columns-spanned="4" table:number-rows-spanned="1">
            <text:p>32712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covered-table-cell table:style-name="ce58"/>
          <table:covered-table-cell table:number-columns-repeated="3"/>
          <table:table-cell table:style-name="ce19" table:number-columns-spanned="8" table:number-rows-spanned="2"/>
          <table:covered-table-cell table:number-columns-repeated="7"/>
          <table:covered-table-cell table:style-name="ce28"/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2364" calcext:value-type="float" table:number-columns-spanned="4" table:number-rows-spanned="1">
            <text:p>32364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covered-table-cell table:style-name="ce58"/>
          <table:covered-table-cell table:number-columns-repeated="11"/>
          <table:covered-table-cell table:style-name="ce28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2796" calcext:value-type="float" table:number-columns-spanned="4" table:number-rows-spanned="1">
            <text:p>32796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58"/>
          <table:table-cell table:number-columns-repeated="14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3316" calcext:value-type="float" table:number-columns-spanned="4" table:number-rows-spanned="1">
            <text:p>33316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58"/>
          <table:table-cell table:number-columns-repeated="14"/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3716" calcext:value-type="float" table:number-columns-spanned="4" table:number-rows-spanned="1">
            <text:p>33716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58"/>
          <table:table-cell table:number-columns-repeated="14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4112" calcext:value-type="float" table:number-columns-spanned="4" table:number-rows-spanned="1">
            <text:p>34112</text:p>
          </table:table-cell>
          <table:covered-table-cell table:number-columns-repeated="3"/>
          <table:table-cell table:number-columns-repeated="4"/>
        </table:table-row>
        <table:table-row table:style-name="ro3">
          <table:table-cell table:style-name="ce58"/>
          <table:table-cell table:number-columns-repeated="14"/>
          <table:table-cell table:style-name="ce37"/>
          <table:table-cell table:style-name="ce92" office:value-type="string" calcext:value-type="string">
            <text:p>СРЕДНЕЕ ЗНАЧЕНИЕ</text:p>
          </table:table-cell>
          <table:table-cell table:style-name="ce91" table:formula="of:=ROUNDUP(AVERAGE([.Q17:.Q46]))" office:value-type="float" office:value="20" calcext:value-type="float">
            <text:p>20</text:p>
          </table:table-cell>
          <table:table-cell table:style-name="ce9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97" table:formula="of:=ROUNDUP(AVERAGE([.S17:.S46]))" office:value-type="float" office:value="29312" calcext:value-type="float" table:number-columns-spanned="2" table:number-rows-spanned="1">
            <text:p>29312</text:p>
          </table:table-cell>
          <table:covered-table-cell/>
          <table:table-cell table:style-name="ce104" office:value-type="string" calcext:value-type="string">
            <text:p>СРЕДНЕЕ ЗНАЧЕНИЕ</text:p>
          </table:table-cell>
          <table:table-cell table:style-name="ce104" table:formula="of:=AVERAGE([.W17:.W46])" office:value-type="float" office:value="0.0689655172413793" calcext:value-type="float">
            <text:p>0,068965517241379</text:p>
          </table:table-cell>
          <table:table-cell table:number-columns-repeated="2"/>
        </table:table-row>
        <table:table-row table:style-name="ro3">
          <table:table-cell table:style-name="ce58"/>
          <table:table-cell table:number-columns-repeated="14"/>
          <table:table-cell table:style-name="ce35" office:value-type="string" calcext:value-type="string" table:number-columns-spanned="9" table:number-rows-spanned="1">
            <text:p>БОТОВ — 5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style-name="ce58"/>
          <table:table-cell table:number-columns-repeated="14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style-name="ce58"/>
          <table:table-cell table:number-columns-repeated="14"/>
          <table:table-cell table:style-name="ce35" office:value-type="string" calcext:value-type="string" table:number-columns-spanned="9" table:number-rows-spanned="1">
            <text:p>ЦИКЛОВ — 1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style-name="ce58"/>
          <table:table-cell table:number-columns-repeated="14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ce94"/>
          <table:table-cell table:number-columns-repeated="2"/>
        </table:table-row>
        <table:table-row table:style-name="ro2">
          <table:table-cell table:style-name="ce58"/>
          <table:table-cell table:number-columns-repeated="14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бработки одной команды, мс</text:p>
          </table:table-cell>
          <table:table-cell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2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2852" calcext:value-type="float" table:number-columns-spanned="4" table:number-rows-spanned="1">
            <text:p>22852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276" calcext:value-type="float" table:number-columns-spanned="4" table:number-rows-spanned="1">
            <text:p>25276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0"/></text:p>
          </table:table-cell>
          <table:table-cell office:value-type="float" office:value="27132" calcext:value-type="float" table:number-columns-spanned="4" table:number-rows-spanned="1">
            <text:p>27132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9152" calcext:value-type="float" table:number-columns-spanned="4" table:number-rows-spanned="1">
            <text:p>29152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1176" calcext:value-type="float" table:number-columns-spanned="4" table:number-rows-spanned="1">
            <text:p>31176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3244" calcext:value-type="float" table:number-columns-spanned="4" table:number-rows-spanned="1">
            <text:p>33244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3528" calcext:value-type="float" table:number-columns-spanned="4" table:number-rows-spanned="1">
            <text:p>33528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4316" calcext:value-type="float" table:number-columns-spanned="4" table:number-rows-spanned="1">
            <text:p>34316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4664" calcext:value-type="float" table:number-columns-spanned="4" table:number-rows-spanned="1">
            <text:p>34664</text:p>
          </table:table-cell>
          <table:covered-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7572" calcext:value-type="float" table:number-columns-spanned="4" table:number-rows-spanned="1">
            <text:p>37572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6668" calcext:value-type="float" table:number-columns-spanned="4" table:number-rows-spanned="1">
            <text:p>36668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7684" calcext:value-type="float" table:number-columns-spanned="4" table:number-rows-spanned="1">
            <text:p>37684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8692" calcext:value-type="float" table:number-columns-spanned="4" table:number-rows-spanned="1">
            <text:p>38692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9612" calcext:value-type="float" table:number-columns-spanned="4" table:number-rows-spanned="1">
            <text:p>39612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1136" calcext:value-type="float" table:number-columns-spanned="4" table:number-rows-spanned="1">
            <text:p>41136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156" calcext:value-type="float" table:number-columns-spanned="4" table:number-rows-spanned="1">
            <text:p>40156</text:p>
          </table:table-cell>
          <table:covered-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2888" calcext:value-type="float" table:number-columns-spanned="4" table:number-rows-spanned="1">
            <text:p>22888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000" calcext:value-type="float" table:number-columns-spanned="4" table:number-rows-spanned="1">
            <text:p>25000</text:p>
          </table:table-cell>
          <table:covered-table-cell table:number-columns-repeated="3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508" calcext:value-type="float" table:number-columns-spanned="4" table:number-rows-spanned="1">
            <text:p>27508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208" calcext:value-type="float" table:number-columns-spanned="4" table:number-rows-spanned="1">
            <text:p>29208</text:p>
          </table:table-cell>
          <table:covered-table-cell table:number-columns-repeated="3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284" calcext:value-type="float" table:number-columns-spanned="4" table:number-rows-spanned="1">
            <text:p>31284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3024" calcext:value-type="float" table:number-columns-spanned="4" table:number-rows-spanned="1">
            <text:p>33024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3976" calcext:value-type="float" table:number-columns-spanned="4" table:number-rows-spanned="1">
            <text:p>33976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268" calcext:value-type="float" table:number-columns-spanned="4" table:number-rows-spanned="1">
            <text:p>34268</text:p>
          </table:table-cell>
          <table:covered-table-cell table:number-columns-repeated="3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4912" calcext:value-type="float" table:number-columns-spanned="4" table:number-rows-spanned="1">
            <text:p>34912</text:p>
          </table:table-cell>
          <table:covered-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668" calcext:value-type="float" table:number-columns-spanned="4" table:number-rows-spanned="1">
            <text:p>35668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7100" calcext:value-type="float" table:number-columns-spanned="4" table:number-rows-spanned="1">
            <text:p>37100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7888" calcext:value-type="float" table:number-columns-spanned="4" table:number-rows-spanned="1">
            <text:p>37888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8732" calcext:value-type="float" table:number-columns-spanned="4" table:number-rows-spanned="1">
            <text:p>38732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9580" calcext:value-type="float" table:number-columns-spanned="4" table:number-rows-spanned="1">
            <text:p>39580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number-columns-repeated="15"/>
          <table:table-cell table:style-name="ce37"/>
          <table:table-cell table:style-name="ce92" office:value-type="string" calcext:value-type="string">
            <text:p>СРЕДНЕЕ ЗНАЧЕНИЕ</text:p>
          </table:table-cell>
          <table:table-cell table:style-name="ce91" table:formula="of:=ROUNDUP(AVERAGE([.Q53:.Q82]))" office:value-type="float" office:value="20" calcext:value-type="float">
            <text:p>20</text:p>
          </table:table-cell>
          <table:table-cell table:style-name="ce9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97" table:formula="of:=ROUNDUP(AVERAGE([.S53:.S82]))" office:value-type="float" office:value="33464" calcext:value-type="float" table:number-columns-spanned="2" table:number-rows-spanned="1">
            <text:p>33464</text:p>
          </table:table-cell>
          <table:covered-table-cell/>
          <table:table-cell table:style-name="ce104" office:value-type="string" calcext:value-type="string">
            <text:p>СРЕДНЕЕ ЗНАЧЕНИЕ</text:p>
          </table:table-cell>
          <table:table-cell table:style-name="ce104" table:formula="of:=AVERAGE([.W53:.W82])" office:value-type="float" office:value="4.93333333333333" calcext:value-type="float">
            <text:p>4,93333333333333</text:p>
          </table:table-cell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5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5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ce94"/>
          <table:table-cell table:number-columns-repeated="2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бработки одной команды, мс</text:p>
          </table:table-cell>
          <table:table-cell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2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0256" calcext:value-type="float" table:number-columns-spanned="4" table:number-rows-spanned="1">
            <text:p>30256</text:p>
          </table:table-cell>
          <table:covered-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804" calcext:value-type="float" table:number-columns-spanned="4" table:number-rows-spanned="1">
            <text:p>35804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10"/></text:p>
          </table:table-cell>
          <table:table-cell office:value-type="float" office:value="39108" calcext:value-type="float" table:number-columns-spanned="4" table:number-rows-spanned="1">
            <text:p>39108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2876" calcext:value-type="float" table:number-columns-spanned="4" table:number-rows-spanned="1">
            <text:p>42876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3836" calcext:value-type="float" table:number-columns-spanned="4" table:number-rows-spanned="1">
            <text:p>43836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5108" calcext:value-type="float" table:number-columns-spanned="4" table:number-rows-spanned="1">
            <text:p>45108</text:p>
          </table:table-cell>
          <table:covered-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5280" calcext:value-type="float" table:number-columns-spanned="4" table:number-rows-spanned="1">
            <text:p>45280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5900" calcext:value-type="float" table:number-columns-spanned="4" table:number-rows-spanned="1">
            <text:p>45900</text:p>
          </table:table-cell>
          <table:covered-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6444" calcext:value-type="float" table:number-columns-spanned="4" table:number-rows-spanned="1">
            <text:p>46444</text:p>
          </table:table-cell>
          <table:covered-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6784" calcext:value-type="float" table:number-columns-spanned="4" table:number-rows-spanned="1">
            <text:p>46784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600" calcext:value-type="float" table:number-columns-spanned="4" table:number-rows-spanned="1">
            <text:p>46600</text:p>
          </table:table-cell>
          <table:covered-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5696" calcext:value-type="float" table:number-columns-spanned="4" table:number-rows-spanned="1">
            <text:p>45696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5892" calcext:value-type="float" table:number-columns-spanned="4" table:number-rows-spanned="1">
            <text:p>45892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6188" calcext:value-type="float" table:number-columns-spanned="4" table:number-rows-spanned="1">
            <text:p>46188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7264" calcext:value-type="float" table:number-columns-spanned="4" table:number-rows-spanned="1">
            <text:p>47264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6836" calcext:value-type="float" table:number-columns-spanned="4" table:number-rows-spanned="1">
            <text:p>46836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7076" calcext:value-type="float" table:number-columns-spanned="4" table:number-rows-spanned="1">
            <text:p>47076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7752" calcext:value-type="float" table:number-columns-spanned="4" table:number-rows-spanned="1">
            <text:p>47752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7760" calcext:value-type="float" table:number-columns-spanned="4" table:number-rows-spanned="1">
            <text:p>47760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7876" calcext:value-type="float" table:number-columns-spanned="4" table:number-rows-spanned="1">
            <text:p>47876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7904" calcext:value-type="float" table:number-columns-spanned="4" table:number-rows-spanned="1">
            <text:p>47904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7776" calcext:value-type="float" table:number-columns-spanned="4" table:number-rows-spanned="1">
            <text:p>47776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7776" calcext:value-type="float" table:number-columns-spanned="4" table:number-rows-spanned="1">
            <text:p>47776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7784" calcext:value-type="float" table:number-columns-spanned="4" table:number-rows-spanned="1">
            <text:p>47784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number-columns-repeated="15"/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47784" calcext:value-type="float" table:number-columns-spanned="4" table:number-rows-spanned="1">
            <text:p>47784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7788" calcext:value-type="float" table:number-columns-spanned="4" table:number-rows-spanned="1">
            <text:p>47788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7192" calcext:value-type="float" table:number-columns-spanned="4" table:number-rows-spanned="1">
            <text:p>47192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7560" calcext:value-type="float" table:number-columns-spanned="4" table:number-rows-spanned="1">
            <text:p>47560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7560" calcext:value-type="float" table:number-columns-spanned="4" table:number-rows-spanned="1">
            <text:p>47560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7568" calcext:value-type="float" table:number-columns-spanned="4" table:number-rows-spanned="1">
            <text:p>47568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number-columns-repeated="15"/>
          <table:table-cell table:style-name="ce37"/>
          <table:table-cell table:style-name="ce92" office:value-type="string" calcext:value-type="string">
            <text:p>СРЕДНЕЕ ЗНАЧЕНИЕ</text:p>
          </table:table-cell>
          <table:table-cell table:style-name="ce91" table:formula="of:=ROUNDUP(AVERAGE([.Q89:.Q118]))" office:value-type="float" office:value="25" calcext:value-type="float">
            <text:p>25</text:p>
          </table:table-cell>
          <table:table-cell table:style-name="ce9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97" table:formula="of:=ROUNDUP(AVERAGE([.S89:.S118]))" office:value-type="float" office:value="45568" calcext:value-type="float" table:number-columns-spanned="2" table:number-rows-spanned="1">
            <text:p>45568</text:p>
          </table:table-cell>
          <table:covered-table-cell/>
          <table:table-cell table:style-name="ce104" office:value-type="string" calcext:value-type="string">
            <text:p>СРЕДНЕЕ ЗНАЧЕНИЕ</text:p>
          </table:table-cell>
          <table:table-cell table:style-name="ce104" table:formula="of:=ROUNDUP(AVERAGE([.W89:.W118]))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20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20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ce94"/>
          <table:table-cell table:number-columns-repeated="2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бработки одной команды, мс</text:p>
          </table:table-cell>
          <table:table-cell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2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8304" calcext:value-type="float" table:number-columns-spanned="4" table:number-rows-spanned="1">
            <text:p>48304</text:p>
          </table:table-cell>
          <table:covered-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7988" calcext:value-type="float" table:number-columns-spanned="4" table:number-rows-spanned="1">
            <text:p>47988</text:p>
          </table:table-cell>
          <table:covered-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10"/></text:p>
          </table:table-cell>
          <table:table-cell office:value-type="float" office:value="48912" calcext:value-type="float" table:number-columns-spanned="4" table:number-rows-spanned="1">
            <text:p>48912</text:p>
          </table:table-cell>
          <table:covered-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8912" calcext:value-type="float" table:number-columns-spanned="4" table:number-rows-spanned="1">
            <text:p>48912</text:p>
          </table:table-cell>
          <table:covered-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7704" calcext:value-type="float" table:number-columns-spanned="4" table:number-rows-spanned="1">
            <text:p>47704</text:p>
          </table:table-cell>
          <table:covered-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068" calcext:value-type="float" table:number-columns-spanned="4" table:number-rows-spanned="1">
            <text:p>47068</text:p>
          </table:table-cell>
          <table:covered-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112" calcext:value-type="float" table:number-columns-spanned="4" table:number-rows-spanned="1">
            <text:p>47112</text:p>
          </table:table-cell>
          <table:covered-table-cell table:number-columns-repeated="3"/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252" calcext:value-type="float" table:number-columns-spanned="4" table:number-rows-spanned="1">
            <text:p>47252</text:p>
          </table:table-cell>
          <table:covered-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table:number-columns-repeated="15"/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48016" calcext:value-type="float" table:number-columns-spanned="4" table:number-rows-spanned="1">
            <text:p>48016</text:p>
          </table:table-cell>
          <table:covered-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3">
          <table:table-cell table:number-columns-repeated="15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47484" calcext:value-type="float" table:number-columns-spanned="4" table:number-rows-spanned="1">
            <text:p>47484</text:p>
          </table:table-cell>
          <table:covered-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8128" calcext:value-type="float" table:number-columns-spanned="4" table:number-rows-spanned="1">
            <text:p>48128</text:p>
          </table:table-cell>
          <table:covered-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8228" calcext:value-type="float" table:number-columns-spanned="4" table:number-rows-spanned="1">
            <text:p>48228</text:p>
          </table:table-cell>
          <table:covered-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8744" calcext:value-type="float" table:number-columns-spanned="4" table:number-rows-spanned="1">
            <text:p>48744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8780" calcext:value-type="float" table:number-columns-spanned="4" table:number-rows-spanned="1">
            <text:p>48780</text:p>
          </table:table-cell>
          <table:covered-table-cell table:number-columns-repeated="3"/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8880" calcext:value-type="float" table:number-columns-spanned="4" table:number-rows-spanned="1">
            <text:p>48880</text:p>
          </table:table-cell>
          <table:covered-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9140" calcext:value-type="float" table:number-columns-spanned="4" table:number-rows-spanned="1">
            <text:p>49140</text:p>
          </table:table-cell>
          <table:covered-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9456" calcext:value-type="float" table:number-columns-spanned="4" table:number-rows-spanned="1">
            <text:p>49456</text:p>
          </table:table-cell>
          <table:covered-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9684" calcext:value-type="float" table:number-columns-spanned="4" table:number-rows-spanned="1">
            <text:p>49684</text:p>
          </table:table-cell>
          <table:covered-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9772" calcext:value-type="float" table:number-columns-spanned="4" table:number-rows-spanned="1">
            <text:p>49772</text:p>
          </table:table-cell>
          <table:covered-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0048" calcext:value-type="float" table:number-columns-spanned="4" table:number-rows-spanned="1">
            <text:p>50048</text:p>
          </table:table-cell>
          <table:covered-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0232" calcext:value-type="float" table:number-columns-spanned="4" table:number-rows-spanned="1">
            <text:p>50232</text:p>
          </table:table-cell>
          <table:covered-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0568" calcext:value-type="float" table:number-columns-spanned="4" table:number-rows-spanned="1">
            <text:p>50568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0740" calcext:value-type="float" table:number-columns-spanned="4" table:number-rows-spanned="1">
            <text:p>50740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1068" calcext:value-type="float" table:number-columns-spanned="4" table:number-rows-spanned="1">
            <text:p>51068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1344" calcext:value-type="float" table:number-columns-spanned="4" table:number-rows-spanned="1">
            <text:p>51344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1504" calcext:value-type="float" table:number-columns-spanned="4" table:number-rows-spanned="1">
            <text:p>51504</text:p>
          </table:table-cell>
          <table:covered-table-cell table:number-columns-repeated="3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1824" calcext:value-type="float" table:number-columns-spanned="4" table:number-rows-spanned="1">
            <text:p>51824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1944" calcext:value-type="float" table:number-columns-spanned="4" table:number-rows-spanned="1">
            <text:p>51944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2264" calcext:value-type="float" table:number-columns-spanned="4" table:number-rows-spanned="1">
            <text:p>52264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2448" calcext:value-type="float" table:number-columns-spanned="4" table:number-rows-spanned="1">
            <text:p>52448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5"/>
          <table:table-cell table:style-name="ce37"/>
          <table:table-cell table:style-name="ce92" office:value-type="string" calcext:value-type="string">
            <text:p>СРЕДНЕЕ ЗНАЧЕНИЕ</text:p>
          </table:table-cell>
          <table:table-cell table:style-name="ce91" table:formula="of:=ROUNDUP(AVERAGE([.Q125:.Q154]))" office:value-type="float" office:value="21" calcext:value-type="float">
            <text:p>21</text:p>
          </table:table-cell>
          <table:table-cell table:style-name="ce9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97" table:formula="of:=ROUNDUP(AVERAGE([.S125:.S154]))" office:value-type="float" office:value="49452" calcext:value-type="float" table:number-columns-spanned="2" table:number-rows-spanned="1">
            <text:p>49452</text:p>
          </table:table-cell>
          <table:covered-table-cell/>
          <table:table-cell table:style-name="ce104" office:value-type="string" calcext:value-type="string">
            <text:p>СРЕДНЕЕ ЗНАЧЕНИЕ</text:p>
          </table:table-cell>
          <table:table-cell table:style-name="ce104" table:formula="of:=ROUNDUP(AVERAGE([.W125:.W154]))"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30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20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ce94"/>
          <table:table-cell table:number-columns-repeated="2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бработки одной команды, мс</text:p>
          </table:table-cell>
          <table:table-cell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2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8512" calcext:value-type="float" table:number-columns-spanned="4" table:number-rows-spanned="1">
            <text:p>48512</text:p>
          </table:table-cell>
          <table:covered-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8928" calcext:value-type="float" table:number-columns-spanned="4" table:number-rows-spanned="1">
            <text:p>48928</text:p>
          </table:table-cell>
          <table:covered-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10"/></text:p>
          </table:table-cell>
          <table:table-cell office:value-type="float" office:value="49184" calcext:value-type="float" table:number-columns-spanned="4" table:number-rows-spanned="1">
            <text:p>49184</text:p>
          </table:table-cell>
          <table:covered-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7844" calcext:value-type="float" table:number-columns-spanned="4" table:number-rows-spanned="1">
            <text:p>47844</text:p>
          </table:table-cell>
          <table:covered-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8324" calcext:value-type="float" table:number-columns-spanned="4" table:number-rows-spanned="1">
            <text:p>48324</text:p>
          </table:table-cell>
          <table:covered-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440" calcext:value-type="float" table:number-columns-spanned="4" table:number-rows-spanned="1">
            <text:p>49440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660" calcext:value-type="float" table:number-columns-spanned="4" table:number-rows-spanned="1">
            <text:p>49660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596" calcext:value-type="float" table:number-columns-spanned="4" table:number-rows-spanned="1">
            <text:p>49596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0344" calcext:value-type="float" table:number-columns-spanned="4" table:number-rows-spanned="1">
            <text:p>50344</text:p>
          </table:table-cell>
          <table:covered-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1024" calcext:value-type="float" table:number-columns-spanned="4" table:number-rows-spanned="1">
            <text:p>51024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2192" calcext:value-type="float" table:number-columns-spanned="4" table:number-rows-spanned="1">
            <text:p>52192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2908" calcext:value-type="float" table:number-columns-spanned="4" table:number-rows-spanned="1">
            <text:p>52908</text:p>
          </table:table-cell>
          <table:covered-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3100" calcext:value-type="float" table:number-columns-spanned="4" table:number-rows-spanned="1">
            <text:p>53100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3384" calcext:value-type="float" table:number-columns-spanned="4" table:number-rows-spanned="1">
            <text:p>53384</text:p>
          </table:table-cell>
          <table:covered-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3964" calcext:value-type="float" table:number-columns-spanned="4" table:number-rows-spanned="1">
            <text:p>53964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4996" calcext:value-type="float" table:number-columns-spanned="4" table:number-rows-spanned="1">
            <text:p>54996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5588" calcext:value-type="float" table:number-columns-spanned="4" table:number-rows-spanned="1">
            <text:p>55588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6324" calcext:value-type="float" table:number-columns-spanned="4" table:number-rows-spanned="1">
            <text:p>56324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6724" calcext:value-type="float" table:number-columns-spanned="4" table:number-rows-spanned="1">
            <text:p>56724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7200" calcext:value-type="float" table:number-columns-spanned="4" table:number-rows-spanned="1">
            <text:p>57200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15"/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57836" calcext:value-type="float" table:number-columns-spanned="4" table:number-rows-spanned="1">
            <text:p>57836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5"/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58340" calcext:value-type="float" table:number-columns-spanned="4" table:number-rows-spanned="1">
            <text:p>58340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9232" calcext:value-type="float" table:number-columns-spanned="4" table:number-rows-spanned="1">
            <text:p>59232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9768" calcext:value-type="float" table:number-columns-spanned="4" table:number-rows-spanned="1">
            <text:p>59768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492" calcext:value-type="float" table:number-columns-spanned="4" table:number-rows-spanned="1">
            <text:p>60492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936" calcext:value-type="float" table:number-columns-spanned="4" table:number-rows-spanned="1">
            <text:p>60936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1688" calcext:value-type="float" table:number-columns-spanned="4" table:number-rows-spanned="1">
            <text:p>61688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2204" calcext:value-type="float" table:number-columns-spanned="4" table:number-rows-spanned="1">
            <text:p>62204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2900" calcext:value-type="float" table:number-columns-spanned="4" table:number-rows-spanned="1">
            <text:p>62900</text:p>
          </table:table-cell>
          <table:covered-table-cell table:number-columns-repeated="3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3328" calcext:value-type="float" table:number-columns-spanned="4" table:number-rows-spanned="1">
            <text:p>63328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number-columns-repeated="15"/>
          <table:table-cell table:style-name="ce37"/>
          <table:table-cell table:style-name="ce92" office:value-type="string" calcext:value-type="string">
            <text:p>СРЕДНЕЕ ЗНАЧЕНИЕ</text:p>
          </table:table-cell>
          <table:table-cell table:style-name="ce91" table:formula="of:=ROUNDUP(AVERAGE([.Q161:.Q190]))" office:value-type="float" office:value="22" calcext:value-type="float">
            <text:p>22</text:p>
          </table:table-cell>
          <table:table-cell table:style-name="ce9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97" table:formula="of:=ROUNDUP(AVERAGE([.S161:.S190]))" office:value-type="float" office:value="54866" calcext:value-type="float" table:number-columns-spanned="2" table:number-rows-spanned="1">
            <text:p>54866</text:p>
          </table:table-cell>
          <table:covered-table-cell/>
          <table:table-cell table:style-name="ce104" office:value-type="string" calcext:value-type="string">
            <text:p>СРЕДНЕЕ ЗНАЧЕНИЕ</text:p>
          </table:table-cell>
          <table:table-cell table:style-name="ce104" table:formula="of:=ROUNDUP(AVERAGE([.W161:.W190]))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40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20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ce94"/>
          <table:table-cell table:number-columns-repeated="2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бработки одной команды, мс</text:p>
          </table:table-cell>
          <table:table-cell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2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8852" calcext:value-type="float" table:number-columns-spanned="4" table:number-rows-spanned="1">
            <text:p>48852</text:p>
          </table:table-cell>
          <table:covered-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0"/></text:p>
          </table:table-cell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table:style-name="ce37"/>
          <table:table-cell table:style-name="ce92" office:value-type="string" calcext:value-type="string">
            <text:p>СРЕДНЕЕ ЗНАЧЕНИЕ</text:p>
          </table:table-cell>
          <table:table-cell table:style-name="ce91" table:formula="of:=ROUNDUP(AVERAGE([.Q197:.Q226]))" office:value-type="float" office:value="23" calcext:value-type="float">
            <text:p>23</text:p>
          </table:table-cell>
          <table:table-cell table:style-name="ce9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97" table:formula="of:=ROUNDUP(AVERAGE([.S197:.S226]))" office:value-type="float" office:value="48852" calcext:value-type="float" table:number-columns-spanned="2" table:number-rows-spanned="1">
            <text:p>48852</text:p>
          </table:table-cell>
          <table:covered-table-cell/>
          <table:table-cell table:style-name="ce104" office:value-type="string" calcext:value-type="string">
            <text:p>СРЕДНЕЕ ЗНАЧЕНИЕ</text:p>
          </table:table-cell>
          <table:table-cell table:style-name="ce104" table:formula="of:=ROUNDUP(AVERAGE([.W197:.W226]))"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50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20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ce94"/>
          <table:table-cell table:number-columns-repeated="2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бработки одной команды, мс</text:p>
          </table:table-cell>
          <table:table-cell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2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0"/></text:p>
          </table:table-cell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table:style-name="ce37"/>
          <table:table-cell table:style-name="ce92" office:value-type="string" calcext:value-type="string">
            <text:p>СРЕДНЕЕ ЗНАЧЕНИЕ</text:p>
          </table:table-cell>
          <table:table-cell table:style-name="ce91" table:formula="of:=ROUNDUP(AVERAGE([.Q233:.Q262]))" office:value-type="string" office:string-value="" calcext:value-type="error">
            <text:p>#ДЕЛ/0!</text:p>
          </table:table-cell>
          <table:table-cell table:style-name="ce9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97" table:formula="of:=ROUNDUP(AVERAGE([.S233:.S262]))" office:value-type="string" office:string-value="" calcext:value-type="error" table:number-columns-spanned="2" table:number-rows-spanned="1">
            <text:p>#ДЕЛ/0!</text:p>
          </table:table-cell>
          <table:covered-table-cell/>
          <table:table-cell table:style-name="ce104" office:value-type="string" calcext:value-type="string">
            <text:p>СРЕДНЕЕ ЗНАЧЕНИЕ</text:p>
          </table:table-cell>
          <table:table-cell table:style-name="ce104" table:formula="of:=ROUNDUP(AVERAGE([.W233:.W262]))" office:value-type="string" office:string-value="" calcext:value-type="error">
            <text:p>#ДЕЛ/0!</text:p>
          </table:table-cell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50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30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ce94"/>
          <table:table-cell table:number-columns-repeated="2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бработки одной команды, мс</text:p>
          </table:table-cell>
          <table:table-cell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2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0"/></text:p>
          </table:table-cell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table:style-name="ce37"/>
          <table:table-cell table:style-name="ce92" office:value-type="string" calcext:value-type="string">
            <text:p>СРЕДНЕЕ ЗНАЧЕНИЕ</text:p>
          </table:table-cell>
          <table:table-cell table:style-name="ce91" table:formula="of:=ROUNDUP(AVERAGE([.Q269:.Q298]))" office:value-type="string" office:string-value="" calcext:value-type="error">
            <text:p>#ДЕЛ/0!</text:p>
          </table:table-cell>
          <table:table-cell table:style-name="ce9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97" table:formula="of:=ROUNDUP(AVERAGE([.S269:.S298]))" office:value-type="string" office:string-value="" calcext:value-type="error" table:number-columns-spanned="2" table:number-rows-spanned="1">
            <text:p>#ДЕЛ/0!</text:p>
          </table:table-cell>
          <table:covered-table-cell/>
          <table:table-cell table:style-name="ce104" office:value-type="string" calcext:value-type="string">
            <text:p>СРЕДНЕЕ ЗНАЧЕНИЕ</text:p>
          </table:table-cell>
          <table:table-cell table:style-name="ce104" table:formula="of:=ROUNDUP(AVERAGE([.W269:.W298]))" office:value-type="string" office:string-value="" calcext:value-type="error">
            <text:p>#ДЕЛ/0!</text:p>
          </table:table-cell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50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40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ce94"/>
          <table:table-cell table:number-columns-repeated="2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бработки одной команды, мс</text:p>
          </table:table-cell>
          <table:table-cell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2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0"/></text:p>
          </table:table-cell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table:style-name="ce37"/>
          <table:table-cell table:style-name="ce92" office:value-type="string" calcext:value-type="string">
            <text:p>СРЕДНЕЕ ЗНАЧЕНИЕ</text:p>
          </table:table-cell>
          <table:table-cell table:style-name="ce91" table:formula="of:=ROUNDUP(AVERAGE([.Q305:.Q334]))" office:value-type="string" office:string-value="" calcext:value-type="error">
            <text:p>#ДЕЛ/0!</text:p>
          </table:table-cell>
          <table:table-cell table:style-name="ce9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97" table:formula="of:=ROUNDUP(AVERAGE([.S305:.S334]))" office:value-type="string" office:string-value="" calcext:value-type="error" table:number-columns-spanned="2" table:number-rows-spanned="1">
            <text:p>#ДЕЛ/0!</text:p>
          </table:table-cell>
          <table:covered-table-cell/>
          <table:table-cell table:style-name="ce104" office:value-type="string" calcext:value-type="string">
            <text:p>СРЕДНЕЕ ЗНАЧЕНИЕ</text:p>
          </table:table-cell>
          <table:table-cell table:style-name="ce104" table:formula="of:=ROUNDUP(AVERAGE([.W305:.W334]))" office:value-type="string" office:string-value="" calcext:value-type="error">
            <text:p>#ДЕЛ/0!</text:p>
          </table:table-cell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БОТОВ — 50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КОМАНД — 5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ЦИКЛОВ — 50</text:p>
          </table:table-cell>
          <table:covered-table-cell table:number-columns-repeated="8" table:style-name="ce93"/>
          <table:table-cell table:number-columns-repeated="2"/>
        </table:table-row>
        <table:table-row table:style-name="ro3">
          <table:table-cell table:number-columns-repeated="15"/>
          <table:table-cell table:style-name="ce35" office:value-type="string" calcext:value-type="string" table:number-columns-spanned="9" table:number-rows-spanned="1">
            <text:p>ЗАДЕРЖКА ПЕРЕД ОТПРАВКОЙ СООБЩЕНИЯ — 10 мс</text:p>
          </table:table-cell>
          <table:covered-table-cell table:number-columns-repeated="8" table:style-name="ce94"/>
          <table:table-cell table:number-columns-repeated="2"/>
        </table:table-row>
        <table:table-row table:style-name="ro2">
          <table:table-cell table:number-columns-repeated="15"/>
          <table:table-cell table:style-name="ce36" office:value-type="string" calcext:value-type="string">
            <text:p>№ теста</text:p>
          </table:table-cell>
          <table:table-cell table:style-name="ce40" office:value-type="string" calcext:value-type="string">
            <text:p>Время обработки одной команды, мс</text:p>
          </table:table-cell>
          <table:table-cell/>
          <table:table-cell table:style-name="ce45" office:value-type="string" calcext:value-type="string" table:number-columns-spanned="4" table:number-rows-spanned="1">
            <text:p>Пиковое значение оперативной памяти, КБ</text:p>
          </table:table-cell>
          <table:covered-table-cell table:style-name="ce46"/>
          <table:covered-table-cell table:number-columns-repeated="2" table:style-name="ce47"/>
          <table:table-cell table:style-name="ce48" office:value-type="string" calcext:value-type="string">
            <text:p>Пиковое значение ЦП, %</text:p>
          </table:table-cell>
          <table:table-cell table:style-name="ce51"/>
          <table:table-cell table:number-columns-repeated="2"/>
        </table:table-row>
        <table:table-row table:style-name="ro3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1212" calcext:value-type="float" table:number-columns-spanned="4" table:number-rows-spanned="1">
            <text:p>51212</text:p>
          </table:table-cell>
          <table:covered-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0"/></text:p>
          </table:table-cell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1" calcext:value-type="float">
            <text:p>1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3" calcext:value-type="float">
            <text:p>1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6" calcext:value-type="float">
            <text:p>1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7" calcext:value-type="float">
            <text:p>1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8" calcext:value-type="float">
            <text:p>1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19" calcext:value-type="float">
            <text:p>1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2" calcext:value-type="float">
            <text:p>22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4" calcext:value-type="float">
            <text:p>24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29" calcext:value-type="float">
            <text:p>29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3">
          <table:table-cell table:number-columns-repeated="15"/>
          <table:table-cell table:style-name="ce37"/>
          <table:table-cell table:style-name="ce92" office:value-type="string" calcext:value-type="string">
            <text:p>СРЕДНЕЕ ЗНАЧЕНИЕ</text:p>
          </table:table-cell>
          <table:table-cell table:style-name="ce91" table:formula="of:=ROUNDUP(AVERAGE([.Q341:.Q370]))" office:value-type="float" office:value="22" calcext:value-type="float">
            <text:p>22</text:p>
          </table:table-cell>
          <table:table-cell table:style-name="ce98" office:value-type="string" calcext:value-type="string" table:number-columns-spanned="2" table:number-rows-spanned="1">
            <text:p>СРЕДНЕЕ ЗНАЧЕНИЕ </text:p>
          </table:table-cell>
          <table:covered-table-cell/>
          <table:table-cell table:style-name="ce97" table:formula="of:=ROUNDUP(AVERAGE([.S341:.S370]))" office:value-type="float" office:value="51212" calcext:value-type="float" table:number-columns-spanned="2" table:number-rows-spanned="1">
            <text:p>51212</text:p>
          </table:table-cell>
          <table:covered-table-cell/>
          <table:table-cell table:style-name="ce104" office:value-type="string" calcext:value-type="string">
            <text:p>СРЕДНЕЕ ЗНАЧЕНИЕ</text:p>
          </table:table-cell>
          <table:table-cell table:style-name="ce104" table:formula="of:=ROUNDUP(AVERAGE([.W341:.W370]))"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table:number-columns-repeated="15"/>
          <table:table-cell table:style-name="ce34" table:number-columns-repeated="9"/>
          <table:table-cell table:number-columns-repeated="2"/>
        </table:table-row>
        <table:table-row table:style-name="ro3">
          <table:table-cell table:number-columns-repeated="14"/>
          <table:table-cell table:style-name="ce33"/>
          <table:table-cell table:style-name="ce38" table:number-columns-repeated="9"/>
          <table:table-cell table:style-name="ce5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.00.0000</text:date>, <text:time style:data-style-name="N2" text:time-value="16:07:53.48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5:50:20.367000000</meta:creation-date>
    <dc:date>2019-08-02T18:40:18.426000000</dc:date>
    <meta:editing-duration>PT2H25M17S</meta:editing-duration>
    <meta:editing-cycles>25</meta:editing-cycles>
    <meta:generator>LibreOffice/6.2.5.2$Windows_X86_64 LibreOffice_project/1ec314fa52f458adc18c4f025c545a4e8b22c159</meta:generator>
    <meta:document-statistic meta:table-count="1" meta:cell-count="10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a93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019cm" svg:height="11.821cm" xlink:href=".." xlink:type="simple" chart:class="chart:scatter" chart:style-name="ch1">
        <chart:legend chart:legend-position="end" svg:x="24.13cm" svg:y="5.362cm" style:legend-expansion="high" chart:style-name="ch2"/>
        <chart:plot-area chart:style-name="ch3" table:cell-range-address="Лист1.A11:Лист1.A40 Лист1.E11:Лист1.E40" svg:x="1.591cm" svg:y="0.236cm" svg:width="21.959cm" svg:height="10.368cm">
          <chartooo:coordinate-region svg:x="2.768cm" svg:y="0.435cm" svg:width="20.596cm" svg:height="9.522cm"/>
          <chart:axis chart:dimension="x" chart:name="primary-x" chart:style-name="ch4">
            <chart:title svg:x="11.904cm" svg:y="10.84cm" chart:style-name="ch5">
              <text:p>№ теста</text:p>
            </chart:title>
          </chart:axis>
          <chart:axis chart:dimension="y" chart:name="primary-y" chart:style-name="ch6">
            <chart:title svg:x="0.451cm" svg:y="7.819cm" chart:style-name="ch7">
              <text:p>Кол-во оперативной памяти, КБ</text:p>
            </chart:title>
            <chart:grid chart:style-name="ch8" chart:class="major"/>
          </chart:axis>
          <chart:series chart:style-name="ch9" chart:values-cell-range-address="Лист1.E11:Лист1.E40" chart:class="chart:scatter">
            <chart:domain table:cell-range-address="Лист1.A11:Лист1.A40"/>
            <chart:regression-curve chart:style-name="ch10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11:Лист1.A40</svg:desc>
                </draw:g>
              </table:table-cell>
              <table:table-cell office:value-type="float" office:value="17528">
                <text:p>17528</text:p>
                <draw:g>
                  <svg:desc>Лист1.E11:Лист1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948">
                <text:p>17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824">
                <text:p>17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756">
                <text:p>17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476">
                <text:p>17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084">
                <text:p>18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196">
                <text:p>17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624">
                <text:p>17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7288">
                <text:p>17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988">
                <text:p>1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912">
                <text:p>179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768">
                <text:p>17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7708">
                <text:p>177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508">
                <text:p>17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508">
                <text:p>17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632">
                <text:p>17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732">
                <text:p>17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552">
                <text:p>17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604">
                <text:p>176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7524">
                <text:p>175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7340">
                <text:p>17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7340">
                <text:p>173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7340">
                <text:p>173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660">
                <text:p>176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568">
                <text:p>175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7604">
                <text:p>176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7672">
                <text:p>176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7492">
                <text:p>17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